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VALIDATION DE FIN DE MISSION</text:p>
      <text:p text:style-name="Subtitle">Ref: VFM-${system.numero_auto} — ${system.date}</text:p>
      <text:p text:style-name="Heading">ENTREPRISE</text:p>
      <text:p>${entreprise.nom} — SIRET : ${entreprise.siret}</text:p>
      <text:p>${entreprise.adresse}</text:p>
      <text:p text:style-name="Heading">CLIENT / PROPRIETAIRE</text:p>
      <text:p>Nom : ${client.nom_complet}</text:p>
      <text:p>Societe : ${client.societe}</text:p>
      <text:p>Email : ${client.email} — Tel : ${client.telephone}</text:p>
      <text:p text:style-name="Heading">BIEN CONCERNE</text:p>
      <text:p>${property.nom} — ${property.adresse}, ${property.code_postal} ${property.ville}</text:p>
      <text:p text:style-name="Heading">INTERVENTION REALISEE</text:p>
      <text:p>Intitule : ${intervention.titre}</text:p>
      <text:p>Type : ${intervention.type}</text:p>
      <text:p>Statut : ${intervention.statut}</text:p>
      <text:p>Description : ${intervention.description}</text:p>
      <text:p text:style-name="Heading">DATES ET DUREE</text:p>
      <text:p>Debut : ${intervention.date_debut}</text:p>
      <text:p>Fin : ${intervention.date_fin}</text:p>
      <text:p>Date de completion : ${intervention.date_completion}</text:p>
      <text:p>Duree estimee : ${intervention.duree_estimee}</text:p>
      <text:p>Duree reelle : ${intervention.duree_reelle}</text:p>
      <text:p>Progression : ${intervention.progression}</text:p>
      <text:p text:style-name="Heading">TECHNICIEN INTERVENANT</text:p>
      <text:p>Nom : ${technicien.nom_complet}</text:p>
      <text:p>Email : ${technicien.email}</text:p>
      <text:p>Telephone : ${technicien.telephone}</text:p>
      <text:p text:style-name="Heading">BILAN FINANCIER</text:p>
      <text:p>Cout estime : ${intervention.cout_estime}</text:p>
      <text:p>Cout reel : ${intervention.cout_reel}</text:p>
      <text:p text:style-name="Heading">OBSERVATIONS DU TECHNICIEN</text:p>
      <text:p>${intervention.notes_technicien}</text:p>
      <text:p text:style-name="Heading">NOTES COMPLEMENTAIRES</text:p>
      <text:p>${intervention.notes}</text:p>
      <text:p text:style-name="Heading">VALIDATION</text:p>
      <text:p>Le soussigne atteste que l'intervention decrite ci-dessus a ete realisee conformement aux attentes.</text:p>
      <text:p/>
      <text:p>Fait a ${client.ville}, le ${system.date}.</text:p>
      <text:p/>
      <text:p>Le Client :                     Le Technicien :                  L'Entreprise :</text:p>
      <text:p>${client.nom_complet}           ${technicien.nom_complet}        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